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50000012EDD86BD1876D54BB0.png" manifest:media-type="image/png"/>
  <manifest:file-entry manifest:full-path="Pictures/100002010000027F000000AE310192026533A13A.png" manifest:media-type="image/png"/>
  <manifest:file-entry manifest:full-path="Pictures/10000201000002680000014A7C5B0F849AB25C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a24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Obraz1" text:anchor-type="paragraph" svg:width="16.909cm" svg:height="4.604cm" draw:z-index="0"><draw:image xlink:href="Pictures/100002010000027F000000AE310192026533A13A.png" xlink:type="simple" xlink:show="embed" xlink:actuate="onLoad" loext:mime-type="image/png"/></draw:frame></text:p>
      <text:p text:style-name="P1"/>
      <text:p text:style-name="Standard"><draw:frame draw:style-name="fr2" draw:name="Obraz2" text:anchor-type="paragraph" svg:width="16.3cm" svg:height="8.731cm" draw:z-index="1"><draw:image xlink:href="Pictures/10000201000002680000014A7C5B0F849AB25CC0.png" xlink:type="simple" xlink:show="embed" xlink:actuate="onLoad" loext:mime-type="image/png"/></draw:frame></text:p>
      <text:p text:style-name="Standard"><draw:frame draw:style-name="fr3" draw:name="Obraz3" text:anchor-type="paragraph" svg:width="16.999cm" svg:height="7.957cm" draw:z-index="2"><draw:image xlink:href="Pictures/10000201000002850000012EDD86BD1876D54BB0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25S</meta:editing-duration>
    <meta:editing-cycles>7</meta:editing-cycles>
    <meta:generator>LibreOffice/6.2.4.2$Windows_x86 LibreOffice_project/2412653d852ce75f65fbfa83fb7e7b669a126d64</meta:generator>
    <dc:date>2023-10-24T19:14:04.306000000</dc:date>
    <meta:document-statistic meta:table-count="0" meta:image-count="3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